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Roman" svg:font-family="Times-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4563in" fo:margin-left="1.3479in" fo:margin-right="1.1208in" table:align="margins"/>
    </style:style>
    <style:style style:name="Table1.A" style:family="table-column">
      <style:table-column-properties style:column-width="2.1146in" style:rel-column-width="31101*"/>
    </style:style>
    <style:style style:name="Table1.B" style:family="table-column">
      <style:table-column-properties style:column-width="2.3417in" style:rel-column-width="34434*"/>
    </style:style>
    <style:style style:name="Table1.A1" style:family="table-cell">
      <style:table-cell-properties fo:padding="0.0382in" fo:border="none"/>
    </style:style>
    <style:style style:name="P1" style:family="paragraph" style:parent-style-name="Standard">
      <style:paragraph-properties fo:text-align="center" style:justify-single-word="false" style:text-autospace="none"/>
      <style:text-properties style:font-name="Arial" fo:font-size="10pt" fo:font-style="normal" style:font-name-asian="Times-Roman" style:font-size-asian="10pt" style:font-style-asian="normal" style:font-name-complex="Times-Roman" style:font-size-complex="10pt" style:font-style-complex="normal"/>
    </style:style>
    <style:style style:name="P2" style:family="paragraph" style:parent-style-name="Standard">
      <style:paragraph-properties fo:text-align="center" style:justify-single-word="false" style:text-autospace="none"/>
      <style:text-properties style:font-name="Arial" fo:font-size="10pt" fo:font-style="italic" style:font-name-asian="Times-Roman" style:font-size-asian="10pt" style:font-style-asian="italic" style:font-name-complex="Times-Roman" style:font-size-complex="10pt" style:font-style-complex="italic"/>
    </style:style>
    <style:style style:name="P3" style:family="paragraph" style:parent-style-name="Standard">
      <style:paragraph-properties fo:text-align="start" style:justify-single-word="false" style:text-autospace="none"/>
      <style:text-properties style:font-name="Arial" fo:font-size="10pt" fo:font-style="italic" style:font-name-asian="Times-Roman" style:font-size-asian="10pt" style:font-style-asian="italic" style:font-name-complex="Times-Roman" style:font-size-complex="10pt" style:font-style-complex="italic"/>
    </style:style>
    <style:style style:name="P4" style:family="paragraph" style:parent-style-name="Standard">
      <style:paragraph-properties fo:margin-left="0.4925in" fo:margin-right="0in" fo:text-align="start" style:justify-single-word="false" fo:text-indent="0in" style:auto-text-indent="false" style:text-autospace="none"/>
      <style:text-properties style:font-name="Times New Roman" fo:font-size="10pt" fo:font-style="normal" style:font-name-asian="Times-Roman" style:font-size-asian="10pt" style:font-style-asian="normal" style:font-name-complex="Times-Roman" style:font-size-complex="10pt" style:font-style-complex="normal"/>
    </style:style>
    <style:style style:name="P5" style:family="paragraph" style:parent-style-name="Standard">
      <style:paragraph-properties fo:text-align="start" style:justify-single-word="false" style:text-autospace="none"/>
      <style:text-properties style:font-name="Times New Roman" fo:font-size="10pt" fo:font-style="normal" style:font-name-asian="Times-Roman" style:font-size-asian="10pt" style:font-style-asian="normal" style:font-name-complex="Times-Roman" style:font-size-complex="10pt" style:font-style-complex="normal"/>
    </style:style>
    <style:style style:name="P6" style:family="paragraph" style:parent-style-name="Standard">
      <style:paragraph-properties fo:margin-left="0.9846in" fo:margin-right="0in" fo:text-align="start" style:justify-single-word="false" fo:text-indent="0in" style:auto-text-indent="false" style:text-autospace="none"/>
      <style:text-properties style:font-name="Times New Roman" fo:font-size="10pt" fo:font-style="normal" style:font-name-asian="Times-Roman" style:font-size-asian="10pt" style:font-style-asian="normal" style:font-name-complex="Times-Roman" style:font-size-complex="10pt" style:font-style-complex="normal"/>
    </style:style>
    <style:style style:name="P7" style:family="paragraph" style:parent-style-name="Standard">
      <style:paragraph-properties fo:text-align="start" style:justify-single-word="false" style:text-autospace="none"/>
      <style:text-properties style:font-name="Arial" fo:font-size="10pt" fo:font-style="normal" style:font-name-asian="Times-Roman" style:font-size-asian="10pt" style:font-style-asian="normal" style:font-name-complex="Times-Roman" style:font-size-complex="10pt" style:font-style-complex="normal"/>
    </style:style>
    <style:style style:name="P8" style:family="paragraph" style:parent-style-name="Standard">
      <style:paragraph-properties fo:margin-left="0.9846in" fo:margin-right="0in" fo:text-align="start" style:justify-single-word="false" fo:text-indent="0in" style:auto-text-indent="false" style:text-autospace="none"/>
      <style:text-properties style:font-name="Arial" fo:font-size="10pt" fo:font-style="italic" style:font-name-asian="Times-Roman" style:font-size-asian="10pt" style:font-style-asian="italic" style:font-name-complex="Times-Roman" style:font-size-complex="10pt" style:font-style-complex="italic"/>
    </style:style>
    <style:style style:name="P9" style:family="paragraph" style:parent-style-name="Standard">
      <style:paragraph-properties fo:text-align="start" style:justify-single-word="false" style:text-autospace="none"/>
      <style:text-properties style:font-name="Arial" fo:font-size="10pt" fo:font-style="normal" style:font-size-asian="10pt" style:font-style-asian="normal" style:font-size-complex="10pt" style:font-style-complex="normal"/>
    </style:style>
    <style:style style:name="P10" style:family="paragraph" style:parent-style-name="Standard">
      <style:paragraph-properties fo:margin-left="0.4925in" fo:margin-right="0in" fo:text-indent="0in" style:auto-text-indent="false"/>
      <style:text-properties style:font-name="Arial" fo:font-size="10pt" style:font-size-asian="10pt" style:font-size-complex="10pt"/>
    </style:style>
    <style:style style:name="P11" style:family="paragraph" style:parent-style-name="Standard">
      <style:text-properties style:font-name="Times New Roman" fo:font-size="10pt" fo:font-style="normal" style:font-size-asian="10pt" style:font-style-asian="normal" style:font-size-complex="10pt" style:font-style-complex="normal"/>
    </style:style>
    <style:style style:name="P12" style:family="paragraph" style:parent-style-name="Standard">
      <style:paragraph-properties fo:margin-left="0.9846in" fo:margin-right="0in" fo:text-indent="0in" style:auto-text-indent="false"/>
      <style:text-properties style:font-name="Times New Roman" fo:font-size="10pt" fo:font-style="normal" style:font-name-asian="Times-Roman" style:font-size-asian="10pt" style:font-style-asian="normal" style:font-name-complex="Times-Roman" style:font-size-complex="10pt" style:font-style-complex="normal"/>
    </style:style>
    <style:style style:name="P13" style:family="paragraph" style:parent-style-name="Standard">
      <style:text-properties style:font-name="Times New Roman" fo:font-size="10pt" fo:font-style="normal" style:font-name-asian="Times-Roman" style:font-size-asian="10pt" style:font-style-asian="normal" style:font-name-complex="Times-Roman" style:font-size-complex="10pt" style:font-style-complex="normal"/>
    </style:style>
    <style:style style:name="P14" style:family="paragraph" style:parent-style-name="Standard">
      <style:text-properties style:font-name="Arial" fo:font-size="10pt" fo:font-style="normal" style:font-name-asian="Times-Roman" style:font-size-asian="10pt" style:font-style-asian="normal" style:font-name-complex="Times-Roman" style:font-size-complex="10pt" style:font-style-complex="normal"/>
    </style:style>
    <style:style style:name="P15" style:family="paragraph" style:parent-style-name="Standard">
      <style:text-properties style:font-name="Arial" fo:font-size="10pt" style:font-size-asian="10pt" style:font-size-complex="10pt"/>
    </style:style>
    <style:style style:name="P16" style:family="paragraph" style:parent-style-name="Standard">
      <style:paragraph-properties fo:margin-left="0.4925in" fo:margin-right="0in" fo:text-indent="0in" style:auto-text-indent="false" fo:break-before="page"/>
      <style:text-properties style:font-name="Times New Roman" fo:font-size="10pt" fo:font-style="normal" style:font-size-asian="10pt" style:font-style-asian="normal" style:font-size-complex="10pt" style:font-style-complex="normal"/>
    </style:style>
    <style:style style:name="P17" style:family="paragraph" style:parent-style-name="Standard">
      <style:text-properties style:font-name="Arial" fo:font-size="10pt" fo:font-style="normal" style:font-size-asian="10pt" style:font-style-asian="normal" style:font-size-complex="10pt" style:font-style-complex="normal"/>
    </style:style>
    <style:style style:name="P18" style:family="paragraph" style:parent-style-name="Table_20_Contents">
      <style:text-properties style:font-name="Arial" fo:font-size="10pt" style:font-size-asian="10pt" style:font-size-complex="10pt"/>
    </style:style>
    <style:style style:name="P19" style:family="paragraph" style:parent-style-name="Standard">
      <style:paragraph-properties fo:margin-left="0.4925in" fo:margin-right="0in" fo:text-indent="0in" style:auto-text-indent="false"/>
      <style:text-properties style:font-name="Times New Roman" fo:font-size="10pt" fo:font-style="normal" style:font-size-asian="10pt" style:font-style-asian="normal" style:font-size-complex="10pt" style:font-style-complex="normal"/>
    </style:style>
    <style:style style:name="P20" style:family="paragraph">
      <style:paragraph-properties fo:margin-left="0in" fo:margin-right="0in" fo:margin-top="0in" fo:margin-bottom="0in" fo:line-height="100%" fo:text-align="center" text:enable-numbering="false" fo:text-indent="0in"/>
    </style:style>
    <style:style style:name="P2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3" style:family="paragraph" style:parent-style-name="Standard">
      <style:paragraph-properties fo:break-before="page"/>
      <style:text-properties style:font-name="Arial" fo:font-size="10pt" style:font-size-asian="10pt" style:font-size-complex="10pt"/>
    </style:style>
    <style:style style:name="P24" style:family="paragraph" style:parent-style-name="Standard">
      <style:paragraph-properties fo:margin-left="0.9846in" fo:margin-right="0in" fo:text-indent="0in" style:auto-text-indent="false"/>
      <style:text-properties style:font-name="Times New Roman" fo:font-size="10pt" fo:font-style="normal" style:font-size-asian="10pt" style:font-style-asian="normal" style:font-size-complex="10pt" style:font-style-complex="normal"/>
    </style:style>
    <style:style style:name="P25" style:family="paragraph">
      <style:paragraph-properties fo:margin-left="0in" fo:margin-right="0in" fo:margin-top="0in" fo:margin-bottom="0in" fo:line-height="100%" text:enable-numbering="false" fo:text-indent="0in"/>
    </style:style>
    <style:style style:name="P2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0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7" style:family="paragraph" style:parent-style-name="Standard">
      <style:paragraph-properties fo:margin-left="0.4925in" fo:margin-right="0in" fo:text-indent="0in" style:auto-text-indent="false"/>
      <style:text-properties style:font-name="Arial" fo:font-size="10pt" fo:font-style="italic" style:font-size-asian="10pt" style:font-style-asian="italic" style:font-size-complex="10pt" style:font-style-complex="italic"/>
    </style:style>
    <style:style style:name="P28" style:family="paragraph" style:parent-style-name="Standard">
      <style:paragraph-properties fo:margin-left="0.4925in" fo:margin-right="0in" fo:text-indent="0in" style:auto-text-indent="false"/>
      <style:text-properties style:font-name="Arial" fo:font-size="10pt" fo:font-style="normal" style:font-size-asian="10pt" style:font-style-asian="normal" style:font-size-complex="10pt" style:font-style-complex="normal"/>
    </style:style>
    <style:style style:name="P29" style:family="paragraph" style:parent-style-name="Standard">
      <style:text-properties style:font-name="Arial" fo:font-size="10pt" fo:font-style="italic" style:font-size-asian="10pt" style:font-style-asian="italic" style:font-size-complex="10pt" style:font-style-complex="italic"/>
    </style:style>
    <style:style style:name="T1" style:family="text">
      <style:text-properties fo:font-style="normal" style:font-style-asian="normal" style:font-style-complex="normal"/>
    </style:style>
    <style:style style:name="T2" style:family="text">
      <style:text-properties style:font-name="Times New Roman" fo:font-style="normal" style:font-name-asian="Times-Roman" style:font-style-asian="normal" style:font-name-complex="Times-Roman" style:font-style-complex="normal"/>
    </style:style>
    <style:style style:name="T3" style:family="text">
      <style:text-properties style:use-window-font-color="true" style:text-outline="false" style:text-line-through-style="none" style:font-name="Arial1" fo:font-size="10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style:style>
    <style:style style:name="fr2" style:family="graphic" style:parent-style-name="Formula">
      <style:graphic-properties style:vertical-pos="middle" style:vertical-rel="text"/>
    </style:style>
    <style:style style:name="fr3" style:family="graphic" style:parent-style-name="OLE">
      <style:graphic-properties style:run-through="foreground" style:wrap="none" style:vertical-pos="top" style:vertical-rel="paragraph" style:horizontal-pos="center" style:horizontal-rel="paragraph"/>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3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0484in" draw:marker-start-center="false" draw:marker-end="Arrow" draw:marker-end-width="0.0307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emy Calvert</text:p>
      <text:p text:style-name="P1">Assignment 2</text:p>
      <text:p text:style-name="P1">CSEP 546</text:p>
      <text:p text:style-name="P1">07SP</text:p>
      <text:p text:style-name="P2"/>
      <text:p text:style-name="P3"/>
      <text:p text:style-name="P4">1. (Mitchell 10.1) Consider a sequential covering algorithm such as CN2 and a simultaneous covering algorithm such as ID3. <text:s/>Both algorithms are to be used to learn a target concept defined over instances represented by conjunctions of n boolean attributes. <text:s/>If ID3 learns a balanced decision tree of depth <draw:frame draw:style-name="fr1" draw:name="Object5" text:anchor-type="as-char" svg:width="0.1661in" svg:height="0.1839in" draw:z-index="3"><draw:object xlink:href="./Object 5" xlink:type="simple" xlink:show="embed" xlink:actuate="onLoad"/><draw:image xlink:href="./ObjectReplacements/Object 5" xlink:type="simple" xlink:show="embed" xlink:actuate="onLoad"/></draw:frame>, it will contain <draw:frame draw:style-name="fr1" draw:name="Object4" text:anchor-type="as-char" svg:width="0.452in" svg:height="0.2075in" draw:z-index="0"><draw:object xlink:href="./Object 4" xlink:type="simple" xlink:show="embed" xlink:actuate="onLoad"/><draw:image xlink:href="./ObjectReplacements/Object 4" xlink:type="simple" xlink:show="embed" xlink:actuate="onLoad"/></draw:frame>distinct decision nodes, and therefore will have made<draw:frame draw:style-name="fr2" draw:name="Object23" text:anchor-type="as-char" svg:width="0.452in" svg:height="0.2075in" draw:z-index="21"><draw:object xlink:href="./Object 23" xlink:type="simple" xlink:show="embed" xlink:actuate="onLoad"/><draw:image xlink:href="./ObjectReplacements/Object 23" xlink:type="simple" xlink:show="embed" xlink:actuate="onLoad"/></draw:frame>distinct choices while constructing its output hypothesis. <text:s/></text:p>
      <text:p text:style-name="P5"/>
      <text:p text:style-name="P6">(a) How many rules will be formed if this tree is re-expressed as a disjunctive set of rules? <text:s/></text:p>
      <text:p text:style-name="P5"/>
      <text:p text:style-name="P7">If it learns the tree completely, it will have one rule per true-path down the tree, so <draw:frame draw:style-name="fr2" draw:name="Object25" text:anchor-type="as-char" svg:width="0.2819in" svg:height="0.2453in" draw:z-index="23"><draw:object xlink:href="./Object 25" xlink:type="simple" xlink:show="embed" xlink:actuate="onLoad"/><draw:image xlink:href="./ObjectReplacements/Object 25" xlink:type="simple" xlink:show="embed" xlink:actuate="onLoad"/></draw:frame>rules (since there are <draw:frame draw:style-name="fr2" draw:name="Object24" text:anchor-type="as-char" svg:width="0.3626in" svg:height="0.2075in" draw:z-index="22"><draw:object xlink:href="./Object 24" xlink:type="simple" xlink:show="embed" xlink:actuate="onLoad"/><draw:image xlink:href="./ObjectReplacements/Object 24" xlink:type="simple" xlink:show="embed" xlink:actuate="onLoad"/></draw:frame>leaves).</text:p>
      <text:p text:style-name="P7"/>
      <text:p text:style-name="P6">(b) How many preconditions will each rule possess?</text:p>
      <text:p text:style-name="P5"/>
      <text:p text:style-name="P7">One test per level, so the rule's final decision will have<draw:frame draw:style-name="fr2" draw:name="Object26" text:anchor-type="as-char" svg:width="0.4043in" svg:height="0.1839in" draw:z-index="24"><draw:object xlink:href="./Object 26" xlink:type="simple" xlink:show="embed" xlink:actuate="onLoad"/><draw:image xlink:href="./ObjectReplacements/Object 26" xlink:type="simple" xlink:show="embed" xlink:actuate="onLoad"/></draw:frame>preconditions.</text:p>
      <text:p text:style-name="P3"/>
      <text:p text:style-name="P6">(c) How many distinct choices would a sequential covering algorithm have to make to learn this same set of rules?</text:p>
      <text:p text:style-name="P8"/>
      <text:p text:style-name="P7">The product of the above two answers, so<draw:frame draw:style-name="fr2" draw:name="Object27" text:anchor-type="as-char" svg:width="0.7429in" svg:height="0.2453in" draw:z-index="25"><draw:object xlink:href="./Object 27" xlink:type="simple" xlink:show="embed" xlink:actuate="onLoad"/><draw:image xlink:href="./ObjectReplacements/Object 27" xlink:type="simple" xlink:show="embed" xlink:actuate="onLoad"/></draw:frame>.</text:p>
      <text:p text:style-name="P3"/>
      <text:p text:style-name="P6">(d) Which system do you suspect would be more prone to overfitting if both were given the same training data?</text:p>
      <text:p text:style-name="P9"/>
      <text:p text:style-name="P9">Sequential algorithms seem less likely to overfit since each attribute is represented only once in any of the resulting rules.</text:p>
      <text:p text:style-name="P9"/>
      <text:p text:style-name="P9"/>
      <text:p text:style-name="P9"/>
      <text:p text:style-name="P9"/>
      <text:p text:style-name="P9"/>
      <text:p text:style-name="P10"><text:span text:style-name="T1"><text:line-break/></text:span><text:span text:style-name="T2">2. Suppose FOIL is considering adding a literal to a clause using a binary predicate </text:span><text:span text:style-name="T2"><draw:frame draw:style-name="fr1" draw:name="Object1" text:anchor-type="as-char" svg:width="0.1917in" svg:height="0.1839in" draw:z-index="16"><draw:object xlink:href="./Object 1" xlink:type="simple" xlink:show="embed" xlink:actuate="onLoad"/><draw:image xlink:href="./ObjectReplacements/Object 1" xlink:type="simple" xlink:show="embed" xlink:actuate="onLoad"/></draw:frame></text:span><text:span text:style-name="T2">.</text:span></text:p>
      <text:p text:style-name="P11"/>
      <text:p text:style-name="P12">(a) If the clause currently contains<draw:frame draw:style-name="fr1" draw:name="Object2" text:anchor-type="as-char" svg:width="0.1661in" svg:height="0.1839in" draw:z-index="2"><draw:object xlink:href="./Object 2" xlink:type="simple" xlink:show="embed" xlink:actuate="onLoad"/><draw:image xlink:href="./ObjectReplacements/Object 2" xlink:type="simple" xlink:show="embed" xlink:actuate="onLoad"/></draw:frame>different variables, how many distinct literals can be generated? <text:s/>Two literals are considered identical if they differ only in the names of the new variables that they contain</text:p>
      <text:p text:style-name="P13"/>
      <text:p text:style-name="P14">As distinction is defined in the problem, the binary predicate can, for each variable be either <draw:frame draw:style-name="fr1" draw:name="Object19" text:anchor-type="as-char" svg:width="0.6362in" svg:height="0.1917in" draw:z-index="17"><draw:object xlink:href="./Object 19" xlink:type="simple" xlink:show="embed" xlink:actuate="onLoad"/><draw:image xlink:href="./ObjectReplacements/Object 19" xlink:type="simple" xlink:show="embed" xlink:actuate="onLoad"/></draw:frame> or <draw:frame draw:style-name="fr1" draw:name="Object20" text:anchor-type="as-char" svg:width="0.7429in" svg:height="0.1917in" draw:z-index="18"><draw:object xlink:href="./Object 20" xlink:type="simple" xlink:show="embed" xlink:actuate="onLoad"/><draw:image xlink:href="./ObjectReplacements/Object 20" xlink:type="simple" xlink:show="embed" xlink:actuate="onLoad"/></draw:frame>, meaning there are <draw:frame draw:style-name="fr1" draw:name="Object21" text:anchor-type="as-char" svg:width="0.2508in" svg:height="0.1839in" draw:z-index="19"><draw:object xlink:href="./Object 21" xlink:type="simple" xlink:show="embed" xlink:actuate="onLoad"/><draw:image xlink:href="./ObjectReplacements/Object 21" xlink:type="simple" xlink:show="embed" xlink:actuate="onLoad"/></draw:frame> possible distinct literals. <text:s/>If the distinction of literals takes into account logical tautology (e.g., <draw:frame draw:style-name="fr1" draw:name="Object22" text:anchor-type="as-char" svg:width="0.9626in" svg:height="0.1839in" draw:z-index="20"><draw:object xlink:href="./Object 22" xlink:type="simple" xlink:show="embed" xlink:actuate="onLoad"/><draw:image xlink:href="./ObjectReplacements/Object 22" xlink:type="simple" xlink:show="embed" xlink:actuate="onLoad"/></draw:frame>), then there are fewer distinct literals, depending on the clause.</text:p>
      <text:p text:style-name="P14"/>
      <text:p text:style-name="P12">(b) Why do you think FOIL doesn't allow literals that contain no previously used variables?</text:p>
      <text:p text:style-name="P11"/>
      <text:p text:style-name="P15">Because addition of a literal that contains a new variable increases the number of bindings (binding being the evaluation of a variable at a constant value) in the rule.</text:p>
      <text:p text:style-name="P15"/>
      <text:p text:style-name="P10"/>
      <text:p text:style-name="P10"/>
      <text:p text:style-name="P10"/>
      <text:p text:style-name="P16">3. <text:s/>Planets around distant stars can sometimes be detected by the tiny wobble they cause in the star's trajectory. <text:s/>Suppose that 2% of all stars have planets orbiting them, 75% of stars with planets show a wobble in their trajectory, and 10% of stars without planets show a wobble due to other causes. <text:s/>If a star shows a wobble in its trajectory, what is the probability that it has planets orbiting it?</text:p>
      <text:p text:style-name="P11"/>
      <text:p text:style-name="P17">The problem statement asserts the following probabilities:</text:p>
      <table:table table:name="Table1" table:style-name="Table1">
        <table:table-column table:style-name="Table1.A"/>
        <table:table-column table:style-name="Table1.B"/>
        <table:table-row>
          <table:table-cell table:style-name="Table1.A1" office:value-type="string">
            <text:p text:style-name="P18"><draw:frame draw:style-name="fr1" draw:name="Object7" text:anchor-type="as-char" svg:width="1.2102in" svg:height="0.1917in" draw:z-index="5"><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18"><draw:frame draw:style-name="fr1" draw:name="Object8" text:anchor-type="as-char" svg:width="1.3165in" svg:height="0.1917in" draw:z-index="6"><draw:object xlink:href="./Object 8" xlink:type="simple" xlink:show="embed" xlink:actuate="onLoad"/><draw:image xlink:href="./ObjectReplacements/Object 8" xlink:type="simple" xlink:show="embed" xlink:actuate="onLoad"/></draw:frame></text:p>
          </table:table-cell>
        </table:table-row>
        <table:table-row>
          <table:table-cell table:style-name="Table1.A1" office:value-type="string">
            <text:p text:style-name="P18"><draw:frame draw:style-name="fr1" draw:name="Object9" text:anchor-type="as-char" svg:width="1.7307in" svg:height="0.1925in" draw:z-index="7"><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18"><draw:frame draw:style-name="fr1" draw:name="Object10" text:anchor-type="as-char" svg:width="1.8366in" svg:height="0.1925in" draw:z-index="8"><draw:object xlink:href="./Object 10" xlink:type="simple" xlink:show="embed" xlink:actuate="onLoad"/><draw:image xlink:href="./ObjectReplacements/Object 10" xlink:type="simple" xlink:show="embed" xlink:actuate="onLoad"/></draw:frame></text:p>
          </table:table-cell>
        </table:table-row>
        <table:table-row>
          <table:table-cell table:style-name="Table1.A1" office:value-type="string">
            <text:p text:style-name="P18"><draw:frame draw:style-name="fr1" draw:name="Object11" text:anchor-type="as-char" svg:width="1.8366in" svg:height="0.1925in" draw:z-index="9"><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18"><draw:frame draw:style-name="fr1" draw:name="Object12" text:anchor-type="as-char" svg:width="1.9437in" svg:height="0.1925in" draw:z-index="10"><draw:object xlink:href="./Object 12" xlink:type="simple" xlink:show="embed" xlink:actuate="onLoad"/><draw:image xlink:href="./ObjectReplacements/Object 12" xlink:type="simple" xlink:show="embed" xlink:actuate="onLoad"/></draw:frame></text:p>
          </table:table-cell>
        </table:table-row>
      </table:table>
      <text:p text:style-name="P17"/>
      <text:p text:style-name="P17">By Bayes theorem, to get the a posteriori probabilities, we normalize probabilities</text:p>
      <text:p text:style-name="P17"><draw:frame draw:style-name="fr1" draw:name="Object13" text:anchor-type="as-char" svg:width="2.5654in" svg:height="0.1929in" draw:z-index="11"><draw:object xlink:href="./Object 13" xlink:type="simple" xlink:show="embed" xlink:actuate="onLoad"/><draw:image xlink:href="./ObjectReplacements/Object 13" xlink:type="simple" xlink:show="embed" xlink:actuate="onLoad"/></draw:frame>and <draw:frame draw:style-name="fr1" draw:name="Object14" text:anchor-type="as-char" svg:width="2.7791in" svg:height="0.1929in" draw:z-index="12"><draw:object xlink:href="./Object 14" xlink:type="simple" xlink:show="embed" xlink:actuate="onLoad"/><draw:image xlink:href="./ObjectReplacements/Object 14" xlink:type="simple" xlink:show="embed" xlink:actuate="onLoad"/></draw:frame>.</text:p>
      <text:p text:style-name="P17"/>
      <text:p text:style-name="P17">So, <draw:frame draw:style-name="fr1" draw:name="Object15" text:anchor-type="as-char" svg:width="2.961in" svg:height="0.3925in" draw:z-index="13"><draw:object xlink:href="./Object 15" xlink:type="simple" xlink:show="embed" xlink:actuate="onLoad"/><draw:image xlink:href="./ObjectReplacements/Object 15" xlink:type="simple" xlink:show="embed" xlink:actuate="onLoad"/></draw:frame>.</text:p>
      <text:p text:style-name="P17"/>
      <text:p text:style-name="P17"/>
      <text:p text:style-name="P17"/>
      <text:p text:style-name="P17"/>
      <text:p text:style-name="P19">4. <text:s/>(Mitchell 6.6) Draw the Bayesian belief network that represents the conditional independence assumptions of the naïve Bayes classifier for the PlayTennis problem of Section 6.9.1. <text:s/>Give the conditional probability table associated with the node Wind.</text:p>
      <text:p text:style-name="P11"/>
      <text:p text:style-name="P15">First, we must identify conditionally independent variables. <text:s/>We note that Humidity and Wind are completely independent, each has the same probability regardless of precondition of the other, so these are good candidates for the bottom of the belief network. <text:s/>A quick inspection suggests that no other triple of variables is conditionally independent. <text:s/>I suspect there are no more, owing largely to the fact that Outlook and Temperature are tertiary valued, and 14 doesn't have a lot of prime divisors, but I haven't verified this. <text:s/>Such a Bayesian belief network would look like the following:</text:p>
      <text:p text:style-name="P15"><draw:g text:anchor-type="char" draw:z-index="1" draw:style-name="gr1"><draw:custom-shape draw:style-name="gr2" draw:text-style-name="P21" draw:id="id1" svg:width="0.8642in" svg:height="0.248in" svg:x="1.0846in" svg:y="0.2457in"><text:p text:style-name="P20"><text:span text:style-name="T3">Outlook</text:span></text:p><draw:enhanced-geometry svg:viewBox="0 0 21600 21600" draw:glue-points="10800 0 3160 3160 0 10800 3160 18440 10800 21600 18440 18440 21600 10800 18440 3160" draw:text-areas="3200 3200 18400 18400" draw:type="ellipse"/></draw:custom-shape><draw:custom-shape draw:style-name="gr2" draw:text-style-name="P21" draw:id="id2" svg:width="0.8642in" svg:height="0.248in" svg:x="1.9846in" svg:y="0.8583in"><text:p text:style-name="P20"><text:span text:style-name="T3">Temperature</text:span></text:p><draw:enhanced-geometry svg:viewBox="0 0 21600 21600" draw:glue-points="10800 0 3160 3160 0 10800 3160 18440 10800 21600 18440 18440 21600 10800 18440 3160" draw:text-areas="3200 3200 18400 18400" draw:type="ellipse"/></draw:custom-shape><draw:custom-shape draw:style-name="gr2" draw:text-style-name="P21" draw:id="id3" svg:width="0.8642in" svg:height="0.248in" svg:x="0.7154in" svg:y="1.4831in"><text:p text:style-name="P20"><text:span text:style-name="T3">Humidity</text:span></text:p><draw:enhanced-geometry svg:viewBox="0 0 21600 21600" draw:glue-points="10800 0 3160 3160 0 10800 3160 18440 10800 21600 18440 18440 21600 10800 18440 3160" draw:text-areas="3200 3200 18400 18400" draw:type="ellipse"/></draw:custom-shape><draw:custom-shape draw:style-name="gr2" draw:text-style-name="P21" draw:id="id4" svg:width="0.8642in" svg:height="0.2488in" svg:x="1.9287in" svg:y="1.4803in"><text:p text:style-name="P20"><text:span text:style-name="T3">Wind</text:span></text:p><draw:enhanced-geometry svg:viewBox="0 0 21600 21600" draw:glue-points="10800 0 3160 3160 0 10800 3160 18440 10800 21600 18440 18440 21600 10800 18440 3160" draw:text-areas="3200 3200 18400 18400" draw:type="ellipse"/></draw:custom-shape><draw:connector draw:style-name="gr3" draw:text-style-name="P22" draw:type="line" svg:x1="1.5161in" svg:y1="0.4937in" svg:x2="2.4169in" svg:y2="0.8591in" draw:start-shape="id1" draw:start-glue-point="8" draw:end-shape="id2" draw:end-glue-point="4"><text:p/></draw:connector><draw:connector draw:style-name="gr3" draw:text-style-name="P22" draw:type="line" svg:x1="1.5165in" svg:y1="0.4937in" svg:x2="1.1465in" svg:y2="1.4839in" draw:start-shape="id1" draw:start-glue-point="8" draw:end-shape="id3" draw:end-glue-point="4"><text:p/></draw:connector><draw:connector draw:style-name="gr3" draw:text-style-name="P22" draw:type="line" svg:x1="1.5161in" svg:y1="0.4937in" svg:x2="2.3606in" svg:y2="1.4811in" draw:start-shape="id1" draw:start-glue-point="8" draw:end-shape="id4" draw:end-glue-point="4"><text:p/></draw:connector><draw:connector draw:style-name="gr3" draw:text-style-name="P22" draw:type="line" svg:x1="2.4169in" svg:y1="1.1059in" svg:x2="2.3598in" svg:y2="1.4811in" draw:start-shape="id2" draw:start-glue-point="8" draw:end-shape="id4" draw:end-glue-point="4"><text:p/></draw:connector><draw:connector draw:style-name="gr3" draw:text-style-name="P22" draw:type="line" svg:x1="2.4165in" svg:y1="1.1059in" svg:x2="1.1465in" svg:y2="1.4839in" draw:start-shape="id2" draw:start-glue-point="8" draw:end-shape="id3" draw:end-glue-point="4"><text:p/></draw:connector></draw:g></text:p>
      <text:p text:style-name="P15"/>
      <text:p text:style-name="P15"/>
      <text:p text:style-name="P15"/>
      <text:p text:style-name="P15">AFAICT, one could interchange Outlook and Temperature in the diagram and still have a valid Bayesian belief network. <text:s/>In either case, the wind node would have Outlook and Temperature as parents, and the probability table would be the following:</text:p>
      <text:p text:style-name="P15"/>
      <text:p text:style-name="P15"><draw:frame draw:style-name="fr3" draw:name="Object16" text:anchor-type="paragraph" svg:width="3.4965in" svg:height="1.2591in" draw:z-index="4"><draw:object xlink:href="./Object 16" xlink:type="simple" xlink:show="embed" xlink:actuate="onLoad"/><draw:image xlink:href="./ObjectReplacements/Object 16" xlink:type="simple" xlink:show="embed" xlink:actuate="onLoad"/></draw:frame></text:p>
      <text:p text:style-name="P15"/>
      <text:p text:style-name="P23"/>
      <text:p text:style-name="P15"/>
      <text:p text:style-name="P19">5. <text:s/>(Mitchell 4.2)</text:p>
      <text:p text:style-name="P11"/>
      <text:p text:style-name="P24">(a) Design a two-input perceptron that implements the boolean function <draw:frame draw:style-name="fr1" draw:name="Object3" text:anchor-type="as-char" svg:width="0.5528in" svg:height="0.1839in" draw:z-index="26"><draw:object xlink:href="./Object 3" xlink:type="simple" xlink:show="embed" xlink:actuate="onLoad"/><draw:image xlink:href="./ObjectReplacements/Object 3" xlink:type="simple" xlink:show="embed" xlink:actuate="onLoad"/></draw:frame>.</text:p>
      <text:p text:style-name="P24"><draw:g text:anchor-type="paragraph" draw:z-index="14" draw:style-name="gr4"><draw:frame draw:style-name="gr5" draw:text-style-name="P26" svg:width="0.2921in" svg:height="0.3031in" svg:x="0.0602in" svg:y="0.3508in"><draw:text-box><text:p text:style-name="P25"><text:span text:style-name="T3">A</text:span></text:p></draw:text-box></draw:frame><draw:frame draw:style-name="gr5" draw:text-style-name="P26" svg:width="0.2925in" svg:height="0.3031in" svg:x="0.0685in" svg:y="0.8047in"><draw:text-box><text:p text:style-name="P25"><text:span text:style-name="T3">B</text:span></text:p></draw:text-box></draw:frame><draw:frame draw:style-name="gr5" draw:text-style-name="P26" svg:width="0.2921in" svg:height="0.3031in" svg:x="0.4268in" svg:y="0.1091in"><draw:text-box><text:p text:style-name="P25"><text:span text:style-name="T3">1</text:span></text:p></draw:text-box></draw:frame><draw:custom-shape draw:style-name="gr2" draw:text-style-name="P21" svg:width="0.7878in" svg:height="0.4169in" svg:x="0.752in" svg:y="0.4882in"><text:p text:style-name="P20"><text:span text:style-name="T3">A – B – 1 </text:span></text:p><draw:enhanced-geometry svg:viewBox="0 0 21600 21600" draw:glue-points="10800 0 3160 3160 0 10800 3160 18440 10800 21600 18440 18440 21600 10800 18440 3160" draw:text-areas="3200 3200 18400 18400" draw:type="ellipse"/></draw:custom-shape><draw:custom-shape draw:style-name="gr6" draw:text-style-name="P21" svg:width="0.4252in" svg:height="0.4169in" svg:x="1.7768in" svg:y="0.4965in"><text:p/><draw:enhanced-geometry svg:viewBox="0 0 21600 21600" draw:glue-points="10800 0 3160 3160 0 10800 3160 18440 10800 21600 18440 18440 21600 10800 18440 3160" draw:text-areas="3200 3200 18400 18400" draw:type="ellipse"/></draw:custom-shape><draw:line draw:style-name="gr7" draw:text-style-name="P22" svg:x1="1.9937in" svg:y1="0.539in" svg:x2="1.9937in" svg:y2="0.85in"><text:p/></draw:line><draw:line draw:style-name="gr8" draw:text-style-name="P22" svg:x1="1.8402in" svg:y1="0.7106in" svg:x2="2.1622in" svg:y2="0.7106in"><text:p/></draw:line><draw:line draw:style-name="gr9" draw:text-style-name="P22" svg:x1="1.8866in" svg:y1="0.8055in" svg:x2="1.9937in" svg:y2="0.8055in"><text:p/></draw:line><draw:line draw:style-name="gr9" draw:text-style-name="P22" svg:x1="1.9949in" svg:y1="0.6063in" svg:x2="2.102in" svg:y2="0.6063in"><text:p/></draw:line><draw:line draw:style-name="gr9" draw:text-style-name="P22" svg:x1="1.9913in" svg:y1="0.5965in" svg:x2="1.9921in" svg:y2="0.8157in"><text:p/></draw:line><draw:line draw:style-name="gr10" draw:text-style-name="P22" svg:x1="1.5421in" svg:y1="0.702in" svg:x2="1.7787in" svg:y2="0.702in"><text:p/></draw:line><draw:line draw:style-name="gr10" draw:text-style-name="P22" svg:x1="0.2874in" svg:y1="0.9106in" svg:x2="0.7421in" svg:y2="0.698in"><text:p/></draw:line><draw:line draw:style-name="gr10" draw:text-style-name="P22" svg:x1="0.2594in" svg:y1="0.5043in" svg:x2="0.7421in" svg:y2="0.6598in"><text:p/></draw:line><draw:line draw:style-name="gr10" draw:text-style-name="P22" svg:x1="0.5949in" svg:y1="0.2626in" svg:x2="0.7469in" svg:y2="0.6079in"><text:p/></draw:line><draw:line draw:style-name="gr10" draw:text-style-name="P22" svg:x1="2.2004in" svg:y1="0.702in" svg:x2="2.437in" svg:y2="0.702in"><text:p/></draw:line><draw:custom-shape draw:style-name="gr6" draw:text-style-name="P21" svg:width="0.4252in" svg:height="0.4169in" svg:x="2.4402in" svg:y="0.4965in"><text:p/><draw:enhanced-geometry svg:viewBox="0 0 21600 21600" draw:glue-points="10800 0 3160 3160 0 10800 3160 18440 10800 21600 18440 18440 21600 10800 18440 3160" draw:text-areas="3200 3200 18400 18400" draw:type="ellipse"/></draw:custom-shape></draw:g>(b) Design a two-layer network of perceptrons that implements <draw:frame draw:style-name="fr1" draw:name="Object6" text:anchor-type="as-char" svg:width="0.6799in" svg:height="0.1839in" draw:z-index="27"><draw:object xlink:href="./Object 6" xlink:type="simple" xlink:show="embed" xlink:actuate="onLoad"/><draw:image xlink:href="./ObjectReplacements/Object 6" xlink:type="simple" xlink:show="embed" xlink:actuate="onLoad"/></draw:frame>.</text:p>
      <text:p text:style-name="P15"><draw:g text:anchor-type="paragraph" draw:z-index="15" draw:style-name="gr4"><draw:frame draw:style-name="gr5" draw:text-style-name="P26" svg:width="0.2921in" svg:height="0.3031in" svg:x="0in" svg:y="0.2744in"><draw:text-box><text:p text:style-name="P25"><text:span text:style-name="T3">A</text:span></text:p></draw:text-box></draw:frame><draw:frame draw:style-name="gr5" draw:text-style-name="P26" svg:width="0.2925in" svg:height="0.3031in" svg:x="0.0083in" svg:y="0.7283in"><draw:text-box><text:p text:style-name="P25"><text:span text:style-name="T3">B</text:span></text:p></draw:text-box></draw:frame><draw:frame draw:style-name="gr5" draw:text-style-name="P26" svg:width="0.2921in" svg:height="0.3031in" svg:x="0.3665in" svg:y="0.0327in"><draw:text-box><text:p text:style-name="P25"><text:span text:style-name="T3">1</text:span></text:p></draw:text-box></draw:frame><draw:custom-shape draw:style-name="gr2" draw:text-style-name="P21" svg:width="0.7878in" svg:height="0.4169in" svg:x="0.6917in" svg:y="0.4118in"><text:p text:style-name="P20"><text:span text:style-name="T3">A – B – 1 </text:span></text:p><draw:enhanced-geometry svg:viewBox="0 0 21600 21600" draw:glue-points="10800 0 3160 3160 0 10800 3160 18440 10800 21600 18440 18440 21600 10800 18440 3160" draw:text-areas="3200 3200 18400 18400" draw:type="ellipse"/></draw:custom-shape><draw:custom-shape draw:style-name="gr6" draw:text-style-name="P21" svg:width="0.4252in" svg:height="0.4169in" svg:x="1.7165in" svg:y="0.4201in"><text:p/><draw:enhanced-geometry svg:viewBox="0 0 21600 21600" draw:glue-points="10800 0 3160 3160 0 10800 3160 18440 10800 21600 18440 18440 21600 10800 18440 3160" draw:text-areas="3200 3200 18400 18400" draw:type="ellipse"/></draw:custom-shape><draw:line draw:style-name="gr7" draw:text-style-name="P22" svg:x1="1.9335in" svg:y1="0.4626in" svg:x2="1.9335in" svg:y2="0.7736in"><text:p/></draw:line><draw:line draw:style-name="gr8" draw:text-style-name="P22" svg:x1="1.7799in" svg:y1="0.6339in" svg:x2="2.102in" svg:y2="0.6339in"><text:p/></draw:line><draw:line draw:style-name="gr9" draw:text-style-name="P22" svg:x1="1.8264in" svg:y1="0.7299in" svg:x2="1.9335in" svg:y2="0.7299in"><text:p/></draw:line><draw:line draw:style-name="gr9" draw:text-style-name="P22" svg:x1="1.9346in" svg:y1="0.5299in" svg:x2="2.0417in" svg:y2="0.5299in"><text:p/></draw:line><draw:line draw:style-name="gr9" draw:text-style-name="P22" svg:x1="1.9311in" svg:y1="0.5201in" svg:x2="1.9319in" svg:y2="0.7394in"><text:p/></draw:line><draw:line draw:style-name="gr10" draw:text-style-name="P22" svg:x1="1.4819in" svg:y1="0.6256in" svg:x2="1.7185in" svg:y2="0.6256in"><text:p/></draw:line><draw:line draw:style-name="gr10" draw:text-style-name="P22" svg:x1="0.2272in" svg:y1="0.8343in" svg:x2="0.6819in" svg:y2="0.6217in"><text:p/></draw:line><draw:line draw:style-name="gr10" draw:text-style-name="P22" svg:x1="0.1992in" svg:y1="0.428in" svg:x2="0.6819in" svg:y2="0.5835in"><text:p/></draw:line><draw:line draw:style-name="gr10" draw:text-style-name="P22" svg:x1="0.5346in" svg:y1="0.1862in" svg:x2="0.6866in" svg:y2="0.5315in"><text:p/></draw:line><draw:line draw:style-name="gr10" draw:text-style-name="P22" svg:x1="2.1402in" svg:y1="0.6256in" svg:x2="2.3768in" svg:y2="0.6256in"><text:p/></draw:line><draw:custom-shape draw:style-name="gr2" draw:text-style-name="P21" svg:width="0.4252in" svg:height="0.4169in" svg:x="2.3799in" svg:y="0.4201in"><text:p text:style-name="P20"><text:span text:style-name="T3">C</text:span></text:p><draw:enhanced-geometry svg:viewBox="0 0 21600 21600" draw:glue-points="10800 0 3160 3160 0 10800 3160 18440 10800 21600 18440 18440 21600 10800 18440 3160" draw:text-areas="3200 3200 18400 18400" draw:type="ellipse"/></draw:custom-shape><draw:frame draw:style-name="gr5" draw:text-style-name="P26" svg:width="0.2921in" svg:height="0.3031in" svg:x="0in" svg:y="1.5055in"><draw:text-box><text:p text:style-name="P25"><text:span text:style-name="T3">A</text:span></text:p></draw:text-box></draw:frame><draw:frame draw:style-name="gr5" draw:text-style-name="P26" svg:width="0.2925in" svg:height="0.3031in" svg:x="0.0083in" svg:y="1.9598in"><draw:text-box><text:p text:style-name="P25"><text:span text:style-name="T3">B</text:span></text:p></draw:text-box></draw:frame><draw:frame draw:style-name="gr5" draw:text-style-name="P26" svg:width="0.2921in" svg:height="0.3031in" svg:x="0.3665in" svg:y="1.2638in"><draw:text-box><text:p text:style-name="P25"><text:span text:style-name="T3">1</text:span></text:p></draw:text-box></draw:frame><draw:custom-shape draw:style-name="gr2" draw:text-style-name="P21" svg:width="0.7878in" svg:height="0.4169in" svg:x="0.6917in" svg:y="1.6429in"><text:p text:style-name="P20"><text:span text:style-name="T3">– </text:span><text:span text:style-name="T3">A + B + 1 </text:span></text:p><draw:enhanced-geometry svg:viewBox="0 0 21600 21600" draw:glue-points="10800 0 3160 3160 0 10800 3160 18440 10800 21600 18440 18440 21600 10800 18440 3160" draw:text-areas="3200 3200 18400 18400" draw:type="ellipse"/></draw:custom-shape><draw:custom-shape draw:style-name="gr6" draw:text-style-name="P21" svg:width="0.4252in" svg:height="0.4169in" svg:x="1.7165in" svg:y="1.6516in"><text:p/><draw:enhanced-geometry svg:viewBox="0 0 21600 21600" draw:glue-points="10800 0 3160 3160 0 10800 3160 18440 10800 21600 18440 18440 21600 10800 18440 3160" draw:text-areas="3200 3200 18400 18400" draw:type="ellipse"/></draw:custom-shape><draw:line draw:style-name="gr7" draw:text-style-name="P22" svg:x1="1.9335in" svg:y1="1.6929in" svg:x2="1.9335in" svg:y2="2.0047in"><text:p/></draw:line><draw:line draw:style-name="gr8" draw:text-style-name="P22" svg:x1="1.7799in" svg:y1="1.8654in" svg:x2="2.102in" svg:y2="1.8654in"><text:p/></draw:line><draw:line draw:style-name="gr9" draw:text-style-name="P22" svg:x1="1.8264in" svg:y1="1.9602in" svg:x2="1.9335in" svg:y2="1.9602in"><text:p/></draw:line><draw:line draw:style-name="gr9" draw:text-style-name="P22" svg:x1="1.9346in" svg:y1="1.761in" svg:x2="2.0417in" svg:y2="1.761in"><text:p/></draw:line><draw:line draw:style-name="gr9" draw:text-style-name="P22" svg:x1="1.9311in" svg:y1="1.7516in" svg:x2="1.9319in" svg:y2="1.9709in"><text:p/></draw:line><draw:line draw:style-name="gr10" draw:text-style-name="P22" svg:x1="1.4819in" svg:y1="1.8571in" svg:x2="1.7185in" svg:y2="1.8571in"><text:p/></draw:line><draw:line draw:style-name="gr10" draw:text-style-name="P22" svg:x1="0.2272in" svg:y1="2.0654in" svg:x2="0.6819in" svg:y2="1.852in"><text:p/></draw:line><draw:line draw:style-name="gr10" draw:text-style-name="P22" svg:x1="0.1992in" svg:y1="1.6583in" svg:x2="0.6819in" svg:y2="1.8146in"><text:p/></draw:line><draw:line draw:style-name="gr10" draw:text-style-name="P22" svg:x1="0.5346in" svg:y1="1.4165in" svg:x2="0.6866in" svg:y2="1.7622in"><text:p/></draw:line><draw:line draw:style-name="gr10" draw:text-style-name="P22" svg:x1="2.1402in" svg:y1="1.8571in" svg:x2="2.3768in" svg:y2="1.8571in"><text:p/></draw:line><draw:custom-shape draw:style-name="gr2" draw:text-style-name="P21" svg:width="0.4252in" svg:height="0.4169in" svg:x="2.3799in" svg:y="1.6516in"><text:p text:style-name="P20"><text:span text:style-name="T3">D</text:span></text:p><draw:enhanced-geometry svg:viewBox="0 0 21600 21600" draw:glue-points="10800 0 3160 3160 0 10800 3160 18440 10800 21600 18440 18440 21600 10800 18440 3160" draw:text-areas="3200 3200 18400 18400" draw:type="ellipse"/></draw:custom-shape><draw:frame draw:style-name="gr5" draw:text-style-name="P26" svg:width="0.2925in" svg:height="0.3031in" svg:x="2.9846in" svg:y="0in"><draw:text-box><text:p text:style-name="P25"><text:span text:style-name="T3">1</text:span></text:p></draw:text-box></draw:frame><draw:line draw:style-name="gr10" draw:text-style-name="P22" svg:x1="3.1535in" svg:y1="0.1535in" svg:x2="3.2433in" svg:y2="1.0953in"><text:p/></draw:line><draw:line draw:style-name="gr10" draw:text-style-name="P22" svg:x1="2.8173in" svg:y1="0.6508in" svg:x2="3.2008in" svg:y2="1.1465in"><text:p/></draw:line><draw:line draw:style-name="gr10" draw:text-style-name="P22" svg:x1="2.8075in" svg:y1="1.8681in" svg:x2="3.1866in" svg:y2="1.2701in"><text:p/></draw:line><draw:custom-shape draw:style-name="gr2" draw:text-style-name="P21" svg:width="0.7878in" svg:height="0.4169in" svg:x="3.1965in" svg:y="1.0035in"><text:p text:style-name="P20"><text:span text:style-name="T3">C + D</text:span></text:p><draw:enhanced-geometry svg:viewBox="0 0 21600 21600" draw:glue-points="10800 0 3160 3160 0 10800 3160 18440 10800 21600 18440 18440 21600 10800 18440 3160" draw:text-areas="3200 3200 18400 18400" draw:type="ellipse"/></draw:custom-shape><draw:custom-shape draw:style-name="gr6" draw:text-style-name="P21" svg:width="0.426in" svg:height="0.4169in" svg:x="4.2256in" svg:y="1.0071in"><text:p/><draw:enhanced-geometry svg:viewBox="0 0 21600 21600" draw:glue-points="10800 0 3160 3160 0 10800 3160 18440 10800 21600 18440 18440 21600 10800 18440 3160" draw:text-areas="3200 3200 18400 18400" draw:type="ellipse"/></draw:custom-shape><draw:line draw:style-name="gr7" draw:text-style-name="P22" svg:x1="4.4425in" svg:y1="1.0492in" svg:x2="4.4425in" svg:y2="1.3602in"><text:p/></draw:line><draw:line draw:style-name="gr8" draw:text-style-name="P22" svg:x1="4.2898in" svg:y1="1.2217in" svg:x2="4.6118in" svg:y2="1.2217in"><text:p/></draw:line><draw:line draw:style-name="gr9" draw:text-style-name="P22" svg:x1="4.3362in" svg:y1="1.3165in" svg:x2="4.4425in" svg:y2="1.3165in"><text:p/></draw:line><draw:line draw:style-name="gr9" draw:text-style-name="P22" svg:x1="4.4437in" svg:y1="1.1165in" svg:x2="4.5508in" svg:y2="1.1165in"><text:p/></draw:line><draw:line draw:style-name="gr9" draw:text-style-name="P22" svg:x1="4.4409in" svg:y1="1.1071in" svg:x2="4.4417in" svg:y2="1.3272in"><text:p/></draw:line><draw:line draw:style-name="gr10" draw:text-style-name="P22" svg:x1="3.9917in" svg:y1="1.2134in" svg:x2="4.228in" svg:y2="1.2134in"><text:p/></draw:line><draw:line draw:style-name="gr10" draw:text-style-name="P22" svg:x1="4.65in" svg:y1="1.2134in" svg:x2="4.8866in" svg:y2="1.2134in"><text:p/></draw:line><draw:custom-shape draw:style-name="gr6" draw:text-style-name="P21" svg:width="0.4252in" svg:height="0.4169in" svg:x="4.889in" svg:y="1.0071in"><text:p/><draw:enhanced-geometry svg:viewBox="0 0 21600 21600" draw:glue-points="10800 0 3160 3160 0 10800 3160 18440 10800 21600 18440 18440 21600 10800 18440 3160" draw:text-areas="3200 3200 18400 18400" draw:type="ellipse"/></draw:custom-shape></draw:g></text:p>
      <text:p text:style-name="P27"/>
      <text:p text:style-name="P27"/>
      <text:p text:style-name="P19">6. <text:s/>What is the result of applying crossover to the strings 00110 and 10111 with crossover mask 11100?</text:p>
      <text:p text:style-name="P11"/>
      <text:p text:style-name="P17">The offspring are 00111 and 10110.</text:p>
      <text:p text:style-name="P17"/>
      <text:p text:style-name="P28"/>
      <text:p text:style-name="P28"/>
      <text:p text:style-name="P28"/>
      <text:p text:style-name="P19">7. <text:s/>Decision stumps are decision trees with only one node (the root). <text:s/>Which ensemble method would you use to improve the accuracy of decision stumps <text:s/>- bagging or boosting? <text:s/>Why?</text:p>
      <text:p text:style-name="P29"/>
      <text:p text:style-name="P15">Boosting. <text:s text:c="2"/>Bagging would take the average of multiple decision stumps defined over randomly chosen subsets of the training sample, which wouldn't necessarily progress from random guessing (depending on the distribution of attribute values). <text:s/>Boosting on the other hand would lead to identifying decision stumps that have a relatively high signal to noise ratio among the set of relations misclassified by previous decision stum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Roman" svg:font-family="Times-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remyc</meta:initial-creator>
    <meta:creation-date>2007-04-09T19:34:07</meta:creation-date>
    <dc:creator>jeremyc</dc:creator>
    <dc:date>2007-05-08T23:44:09</dc:date>
    <meta:printed-by>jeremyc</meta:printed-by>
    <meta:print-date>2007-05-08T22:09:48</meta:print-date>
    <dc:language>en-US</dc:language>
    <meta:editing-cycles>44</meta:editing-cycles>
    <meta:editing-duration>PT9H24M32S</meta:editing-duration>
    <meta:user-defined meta:name="Info 1"/>
    <meta:user-defined meta:name="Info 2"/>
    <meta:user-defined meta:name="Info 3"/>
    <meta:user-defined meta:name="Info 4"/>
    <meta:document-statistic meta:table-count="1" meta:image-count="0" meta:object-count="25" meta:page-count="3" meta:paragraph-count="39" meta:word-count="743" meta:character-count="4620"/>
  </office:meta>
</office:document-meta>
</file>

<file path=Object 1/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0/content.xml><?xml version="1.0" encoding="utf-8"?>
<!DOCTYPE math  PUBLIC '-//OpenOffice.org//DTD Modified W3C MathML 1.01//EN'  'math.dtd'>
<math:math xmlns:math="http://www.w3.org/1998/Math/MathML">
  <math:semantics>
    <math:mrow>
      <math:mi>P</math:mi>
      <math:mrow>
        <math:mrow>
          <math:mo math:stretchy="false">(</math:mo>
          <math:mrow>
            <math:mrow>
              <math:mo math:stretchy="false">¬</math:mo>
              <math:mi math:fontstyle="italic">wobble</math:mi>
            </math:mrow>
            <math:mo math:stretchy="false">∣</math:mo>
            <math:mi math:fontstyle="italic">planet</math:mi>
          </math:mrow>
          <math:mo math:stretchy="false">)</math:mo>
        </math:mrow>
        <math:mo math:stretchy="false">=</math:mo>
        <math:mn>0.25</math:mn>
      </math:mrow>
    </math:mrow>
    <math:annotation math:encoding="StarMath 5.0">P(neg wobble divides planet) = 0.25</math:annotation>
  </math:semantics>
</math:math>
</file>

<file path=Object 11/content.xml><?xml version="1.0" encoding="utf-8"?>
<!DOCTYPE math  PUBLIC '-//OpenOffice.org//DTD Modified W3C MathML 1.01//EN'  'math.dtd'>
<math:math xmlns:math="http://www.w3.org/1998/Math/MathML">
  <math:semantics>
    <math:mrow>
      <math:mi>P</math:mi>
      <math:mrow>
        <math:mrow>
          <math:mo math:stretchy="false">(</math:mo>
          <math:mrow>
            <math:mi math:fontstyle="italic">wobble</math:mi>
            <math:mo math:stretchy="false">∣</math:mo>
            <math:mrow>
              <math:mo math:stretchy="false">¬</math:mo>
              <math:mi math:fontstyle="italic">planet</math:mi>
            </math:mrow>
          </math:mrow>
          <math:mo math:stretchy="false">)</math:mo>
        </math:mrow>
        <math:mo math:stretchy="false">=</math:mo>
        <math:mn>0.10</math:mn>
      </math:mrow>
    </math:mrow>
    <math:annotation math:encoding="StarMath 5.0">P(wobble divides neg planet) = 0.10</math:annotation>
  </math:semantics>
</math:math>
</file>

<file path=Object 12/content.xml><?xml version="1.0" encoding="utf-8"?>
<!DOCTYPE math  PUBLIC '-//OpenOffice.org//DTD Modified W3C MathML 1.01//EN'  'math.dtd'>
<math:math xmlns:math="http://www.w3.org/1998/Math/MathML">
  <math:semantics>
    <math:mrow>
      <math:mi>P</math:mi>
      <math:mrow>
        <math:mrow>
          <math:mo math:stretchy="false">(</math:mo>
          <math:mrow>
            <math:mrow>
              <math:mo math:stretchy="false">¬</math:mo>
              <math:mi math:fontstyle="italic">wobble</math:mi>
            </math:mrow>
            <math:mo math:stretchy="false">∣</math:mo>
            <math:mrow>
              <math:mo math:stretchy="false">¬</math:mo>
              <math:mi math:fontstyle="italic">planet</math:mi>
            </math:mrow>
          </math:mrow>
          <math:mo math:stretchy="false">)</math:mo>
        </math:mrow>
        <math:mo math:stretchy="false">=</math:mo>
        <math:mn>0.90</math:mn>
      </math:mrow>
    </math:mrow>
    <math:annotation math:encoding="StarMath 5.0">P(neg wobble divides neg planet) = 0.90</math:annotation>
  </math:semantics>
</math:math>
</file>

<file path=Object 13/content.xml><?xml version="1.0" encoding="utf-8"?>
<!DOCTYPE math  PUBLIC '-//OpenOffice.org//DTD Modified W3C MathML 1.01//EN'  'math.dtd'>
<math:math xmlns:math="http://www.w3.org/1998/Math/MathML">
  <math:semantics>
    <math:mrow>
      <math:mi>P</math:mi>
      <math:mrow>
        <math:mo math:stretchy="false">(</math:mo>
        <math:mrow>
          <math:mi math:fontstyle="italic">wobble</math:mi>
          <math:mo math:stretchy="false">∣</math:mo>
          <math:mi math:fontstyle="italic">planet</math:mi>
        </math:mrow>
        <math:mo math:stretchy="false">)</math:mo>
      </math:mrow>
      <math:mi>P</math:mi>
      <math:mrow>
        <math:mrow>
          <math:mo math:stretchy="false">(</math:mo>
          <math:mi math:fontstyle="italic">planet</math:mi>
          <math:mo math:stretchy="false">)</math:mo>
        </math:mrow>
        <math:mo math:stretchy="false">=</math:mo>
        <math:mn>0.015</math:mn>
      </math:mrow>
    </math:mrow>
    <math:annotation math:encoding="StarMath 5.0">P(wobble divides planet) P(planet) = 0.015</math:annotation>
  </math:semantics>
</math:math>
</file>

<file path=Object 14/content.xml><?xml version="1.0" encoding="utf-8"?>
<!DOCTYPE math  PUBLIC '-//OpenOffice.org//DTD Modified W3C MathML 1.01//EN'  'math.dtd'>
<math:math xmlns:math="http://www.w3.org/1998/Math/MathML">
  <math:semantics>
    <math:mrow>
      <math:mi>P</math:mi>
      <math:mrow>
        <math:mo math:stretchy="false">(</math:mo>
        <math:mrow>
          <math:mi math:fontstyle="italic">wobble</math:mi>
          <math:mo math:stretchy="false">∣</math:mo>
          <math:mrow>
            <math:mo math:stretchy="false">¬</math:mo>
            <math:mi math:fontstyle="italic">planet</math:mi>
          </math:mrow>
        </math:mrow>
        <math:mo math:stretchy="false">)</math:mo>
      </math:mrow>
      <math:mi>P</math:mi>
      <math:mrow>
        <math:mrow>
          <math:mo math:stretchy="false">(</math:mo>
          <math:mrow>
            <math:mo math:stretchy="false">¬</math:mo>
            <math:mi math:fontstyle="italic">planet</math:mi>
          </math:mrow>
          <math:mo math:stretchy="false">)</math:mo>
        </math:mrow>
        <math:mo math:stretchy="false">=</math:mo>
        <math:mn>0.098</math:mn>
      </math:mrow>
    </math:mrow>
    <math:annotation math:encoding="StarMath 5.0">P(wobble divides neg planet) P(neg planet) = 0.098</math:annotation>
  </math:semantics>
</math:math>
</file>

<file path=Object 15/content.xml><?xml version="1.0" encoding="utf-8"?>
<!DOCTYPE math  PUBLIC '-//OpenOffice.org//DTD Modified W3C MathML 1.01//EN'  'math.dtd'>
<math:math xmlns:math="http://www.w3.org/1998/Math/MathML">
  <math:semantics>
    <math:mrow>
      <math:mi>P</math:mi>
      <math:mrow>
        <math:mrow>
          <math:mrow>
            <math:mo math:stretchy="false">(</math:mo>
            <math:mrow>
              <math:mi math:fontstyle="italic">planet</math:mi>
              <math:mo math:stretchy="false">∣</math:mo>
              <math:mi math:fontstyle="italic">wobble</math:mi>
            </math:mrow>
            <math:mo math:stretchy="false">)</math:mo>
          </math:mrow>
          <math:mo math:stretchy="false">=</math:mo>
          <math:mfrac>
            <math:mn>0.015</math:mn>
            <math:mrow>
              <math:mn>0.015</math:mn>
              <math:mo math:stretchy="false">+</math:mo>
              <math:mn>0.098</math:mn>
            </math:mrow>
          </math:mfrac>
        </math:mrow>
        <math:mo math:stretchy="false">=</math:mo>
        <math:mn>0.0133</math:mn>
      </math:mrow>
    </math:mrow>
    <math:annotation math:encoding="StarMath 5.0">P(planet divides wobble) = {0.015} over {0.015 + 0.098} = 0.0133</math:annotation>
  </math:semantics>
</math:math>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6429in"/>
    </style:style>
    <style:style style:name="co2" style:family="table-column">
      <style:table-column-properties fo:break-before="auto" style:column-width="0.3583in"/>
    </style:style>
    <style:style style:name="co3"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92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rotation-angle="270"/>
    </style:style>
    <style:style style:name="ce2"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number-columns-repeated="8" table:default-cell-style-name="Default"/>
        <table:table-row table:style-name="ro1" table:number-rows-repeated="17">
          <table:table-cell table:number-columns-repeated="9"/>
        </table:table-row>
        <table:table-row table:style-name="ro2">
          <table:table-cell table:style-name="ce1"/>
          <table:table-cell table:style-name="ce1" office:value-type="string">
            <text:p>Rain, Cool</text:p>
          </table:table-cell>
          <table:table-cell table:style-name="ce1" office:value-type="string">
            <text:p>Rain, Mild</text:p>
          </table:table-cell>
          <table:table-cell table:style-name="ce1" office:value-type="string">
            <text:p>Overcast, Cool</text:p>
          </table:table-cell>
          <table:table-cell table:style-name="ce1" office:value-type="string">
            <text:p>Overcast, Mild</text:p>
          </table:table-cell>
          <table:table-cell table:style-name="ce1" office:value-type="string">
            <text:p>Overcast, Hot</text:p>
          </table:table-cell>
          <table:table-cell table:style-name="ce1" office:value-type="string">
            <text:p>Sunny, Cool</text:p>
          </table:table-cell>
          <table:table-cell table:style-name="ce1" office:value-type="string">
            <text:p>Sunny, Mild</text:p>
          </table:table-cell>
          <table:table-cell table:style-name="ce1" office:value-type="string">
            <text:p>Sunny, Hot</text:p>
          </table:table-cell>
        </table:table-row>
        <table:table-row table:style-name="ro1">
          <table:table-cell table:style-name="ce2" office:value-type="string">
            <text:p>Strong</text:p>
          </table:table-cell>
          <table:table-cell table:style-name="ce2" office:value-type="float" office:value="0.5">
            <text:p>0.5</text:p>
          </table:table-cell>
          <table:table-cell table:style-name="ce2" office:value-type="float" office:value="0.333">
            <text:p>0.33</text:p>
          </table:table-cell>
          <table:table-cell table:number-columns-repeated="2" table:style-name="ce2" office:value-type="float" office:value="1">
            <text:p>1</text:p>
          </table:table-cell>
          <table:table-cell table:number-columns-repeated="2" table:style-name="ce2" office:value-type="float" office:value="0">
            <text:p>0</text:p>
          </table:table-cell>
          <table:table-cell table:number-columns-repeated="2" table:style-name="ce2" office:value-type="float" office:value="0.5">
            <text:p>0.5</text:p>
          </table:table-cell>
        </table:table-row>
        <table:table-row table:style-name="ro1">
          <table:table-cell table:style-name="ce2" office:value-type="string">
            <text:p>Weak</text:p>
          </table:table-cell>
          <table:table-cell table:style-name="ce2" office:value-type="float" office:value="0.5">
            <text:p>0.5</text:p>
          </table:table-cell>
          <table:table-cell table:style-name="ce2" office:value-type="float" office:value="0.66">
            <text:p>0.66</text:p>
          </table:table-cell>
          <table:table-cell table:number-columns-repeated="2" table:style-name="ce2" office:value-type="float" office:value="0">
            <text:p>0</text:p>
          </table:table-cell>
          <table:table-cell table:number-columns-repeated="2" table:style-name="ce2" office:value-type="float" office:value="1">
            <text:p>1</text:p>
          </table:table-cell>
          <table:table-cell table:number-columns-repeated="2" table:style-name="ce2" office:value-type="float" office:value="0.5">
            <text:p>0.5</text:p>
          </table:table-cell>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en" style:country-asian="US" style:font-name-complex="DejaVu 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07">05/07/2007</text:date>, <text:time>21:16: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DOCTYPE math  PUBLIC '-//OpenOffice.org//DTD Modified W3C MathML 1.01//EN'  'math.dtd'>
<math:math xmlns:math="http://www.w3.org/1998/Math/MathML">
  <math:semantics>
    <math:mrow>
      <math:mi>P</math:mi>
      <math:mrow>
        <math:mo math:stretchy="false">(</math:mo>
        <math:mrow>
          <math:mi>C</math:mi>
          <math:mi>,</math:mi>
          <math:mi>x</math:mi>
        </math:mrow>
        <math:mo math:stretchy="false">)</math:mo>
      </math:mrow>
    </math:mrow>
    <math:annotation math:encoding="StarMath 5.0">P(C, x)</math:annotation>
  </math:semantics>
</math:math>
</file>

<file path=Object 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0/content.xml><?xml version="1.0" encoding="utf-8"?>
<!DOCTYPE math  PUBLIC '-//OpenOffice.org//DTD Modified W3C MathML 1.01//EN'  'math.dtd'>
<math:math xmlns:math="http://www.w3.org/1998/Math/MathML">
  <math:semantics>
    <math:mrow>
      <math:mrow>
        <math:mo math:stretchy="false">¬</math:mo>
        <math:mi>P</math:mi>
      </math:mrow>
      <math:mrow>
        <math:mo math:stretchy="false">(</math:mo>
        <math:mrow>
          <math:mi>C</math:mi>
          <math:mi>,</math:mi>
          <math:mi>x</math:mi>
        </math:mrow>
        <math:mo math:stretchy="false">)</math:mo>
      </math:mrow>
    </math:mrow>
    <math:annotation math:encoding="StarMath 5.0">neg P(C, x)</math:annotation>
  </math:semantics>
</math:math>
</file>

<file path=Object 21/content.xml><?xml version="1.0" encoding="utf-8"?>
<!DOCTYPE math  PUBLIC '-//OpenOffice.org//DTD Modified W3C MathML 1.01//EN'  'math.dtd'>
<math:math xmlns:math="http://www.w3.org/1998/Math/MathML">
  <math:semantics>
    <math:mn>2n</math:mn>
    <math:annotation math:encoding="StarMath 5.0">2n</math:annotation>
  </math:semantics>
</math:math>
</file>

<file path=Object 22/content.xml><?xml version="1.0" encoding="utf-8"?>
<!DOCTYPE math  PUBLIC '-//OpenOffice.org//DTD Modified W3C MathML 1.01//EN'  'math.dtd'>
<math:math xmlns:math="http://www.w3.org/1998/Math/MathML">
  <math:semantics>
    <math:mrow>
      <math:mrow>
        <math:mi>A</math:mi>
        <math:mo math:stretchy="false">∧</math:mo>
        <math:mi>B</math:mi>
      </math:mrow>
      <math:mo math:stretchy="false">=</math:mo>
      <math:mrow>
        <math:mi>B</math:mi>
        <math:mo math:stretchy="false">∧</math:mo>
        <math:mi>A</math:mi>
      </math:mrow>
    </math:mrow>
    <math:annotation math:encoding="StarMath 5.0">A and B = B and A</math:annotation>
  </math:semantics>
</math:math>
</file>

<file path=Object 23/content.xml><?xml version="1.0" encoding="utf-8"?>
<!DOCTYPE math  PUBLIC '-//OpenOffice.org//DTD Modified W3C MathML 1.01//EN'  'math.dtd'>
<math:math xmlns:math="http://www.w3.org/1998/Math/MathML">
  <math:semantics>
    <math:mrow>
      <math:msup>
        <math:mn>2</math:mn>
        <math:mi>d</math:mi>
      </math:msup>
      <math:mo math:stretchy="false">−</math:mo>
      <math:mn>1</math:mn>
    </math:mrow>
    <math:annotation math:encoding="StarMath 5.0"> 2^d-1 </math:annotation>
  </math:semantics>
</math:math>
</file>

<file path=Object 24/content.xml><?xml version="1.0" encoding="utf-8"?>
<!DOCTYPE math  PUBLIC '-//OpenOffice.org//DTD Modified W3C MathML 1.01//EN'  'math.dtd'>
<math:math xmlns:math="http://www.w3.org/1998/Math/MathML">
  <math:semantics>
    <math:msup>
      <math:mn>2</math:mn>
      <math:mrow>
        <math:mi>d</math:mi>
        <math:mo math:stretchy="false">−</math:mo>
        <math:mn>1</math:mn>
      </math:mrow>
    </math:msup>
    <math:annotation math:encoding="StarMath 5.0">2^{d-1} </math:annotation>
  </math:semantics>
</math:math>
</file>

<file path=Object 25/content.xml><?xml version="1.0" encoding="utf-8"?>
<!DOCTYPE math  PUBLIC '-//OpenOffice.org//DTD Modified W3C MathML 1.01//EN'  'math.dtd'>
<math:math xmlns:math="http://www.w3.org/1998/Math/MathML">
  <math:semantics>
    <math:mfrac>
      <math:msup>
        <math:mn>2</math:mn>
        <math:mrow>
          <math:mi>d</math:mi>
          <math:mo math:stretchy="false">−</math:mo>
          <math:mn>1</math:mn>
        </math:mrow>
      </math:msup>
      <math:mn>2</math:mn>
    </math:mfrac>
    <math:annotation math:encoding="StarMath 5.0">
{2^{d-1}} over 2 </math:annotation>
  </math:semantics>
</math:math>
</file>

<file path=Object 26/content.xml><?xml version="1.0" encoding="utf-8"?>
<!DOCTYPE math  PUBLIC '-//OpenOffice.org//DTD Modified W3C MathML 1.01//EN'  'math.dtd'>
<math:math xmlns:math="http://www.w3.org/1998/Math/MathML">
  <math:semantics>
    <math:mrow>
      <math:mi>d</math:mi>
      <math:mo math:stretchy="false">−</math:mo>
      <math:mn>1</math:mn>
    </math:mrow>
    <math:annotation math:encoding="StarMath 5.0"> d-1 </math:annotation>
  </math:semantics>
</math:math>
</file>

<file path=Object 27/content.xml><?xml version="1.0" encoding="utf-8"?>
<!DOCTYPE math  PUBLIC '-//OpenOffice.org//DTD Modified W3C MathML 1.01//EN'  'math.dtd'>
<math:math xmlns:math="http://www.w3.org/1998/Math/MathML">
  <math:semantics>
    <math:mrow>
      <math:mfrac>
        <math:msup>
          <math:mn>2</math:mn>
          <math:mrow>
            <math:mi>d</math:mi>
            <math:mo math:stretchy="false">−</math:mo>
            <math:mn>1</math:mn>
          </math:mrow>
        </math:msup>
        <math:mn>2</math:mn>
      </math:mfrac>
      <math:mrow>
        <math:mo math:stretchy="false">(</math:mo>
        <math:mrow>
          <math:mi>d</math:mi>
          <math:mo math:stretchy="false">−</math:mo>
          <math:mn>1</math:mn>
        </math:mrow>
        <math:mo math:stretchy="false">)</math:mo>
      </math:mrow>
    </math:mrow>
    <math:annotation math:encoding="StarMath 5.0">
{2^{d-1}} over 2 (d - 1)</math:annotation>
  </math:semantics>
</math:math>
</file>

<file path=Object 3/content.xml><?xml version="1.0" encoding="utf-8"?>
<!DOCTYPE math  PUBLIC '-//OpenOffice.org//DTD Modified W3C MathML 1.01//EN'  'math.dtd'>
<math:math xmlns:math="http://www.w3.org/1998/Math/MathML">
  <math:semantics>
    <math:mrow>
      <math:mi>A</math:mi>
      <math:mo math:stretchy="false">∧</math:mo>
      <math:mrow>
        <math:mo math:stretchy="false">¬</math:mo>
        <math:mi>B</math:mi>
      </math:mrow>
    </math:mrow>
    <math:annotation math:encoding="StarMath 5.0">A and neg B</math:annotation>
  </math:semantics>
</math:math>
</file>

<file path=Object 4/content.xml><?xml version="1.0" encoding="utf-8"?>
<!DOCTYPE math  PUBLIC '-//OpenOffice.org//DTD Modified W3C MathML 1.01//EN'  'math.dtd'>
<math:math xmlns:math="http://www.w3.org/1998/Math/MathML">
  <math:semantics>
    <math:mrow>
      <math:msup>
        <math:mn>2</math:mn>
        <math:mi>d</math:mi>
      </math:msup>
      <math:mo math:stretchy="false">−</math:mo>
      <math:mn>1</math:mn>
    </math:mrow>
    <math:annotation math:encoding="StarMath 5.0">2^d - 1</math:annotation>
  </math:semantics>
</math:math>
</file>

<file path=Object 5/content.xml><?xml version="1.0" encoding="utf-8"?>
<!DOCTYPE math  PUBLIC '-//OpenOffice.org//DTD Modified W3C MathML 1.01//EN'  'math.dtd'>
<math:math xmlns:math="http://www.w3.org/1998/Math/MathML">
  <math:semantics>
    <math:mi>d</math:mi>
    <math:annotation math:encoding="StarMath 5.0">d</math:annotation>
  </math:semantics>
</math:math>
</file>

<file path=Object 6/content.xml><?xml version="1.0" encoding="utf-8"?>
<!DOCTYPE math  PUBLIC '-//OpenOffice.org//DTD Modified W3C MathML 1.01//EN'  'math.dtd'>
<math:math xmlns:math="http://www.w3.org/1998/Math/MathML">
  <math:semantics>
    <math:mrow>
      <math:mi>A</math:mi>
      <math:mi math:fontstyle="italic">XOR</math:mi>
      <math:mi>B</math:mi>
    </math:mrow>
    <math:annotation math:encoding="StarMath 5.0">A XOR B</math:annotation>
  </math:semantics>
</math:math>
</file>

<file path=Object 7/content.xml><?xml version="1.0" encoding="utf-8"?>
<!DOCTYPE math  PUBLIC '-//OpenOffice.org//DTD Modified W3C MathML 1.01//EN'  'math.dtd'>
<math:math xmlns:math="http://www.w3.org/1998/Math/MathML">
  <math:semantics>
    <math:mrow>
      <math:mi>P</math:mi>
      <math:mrow>
        <math:mrow>
          <math:mo math:stretchy="false">(</math:mo>
          <math:mi math:fontstyle="italic">planet</math:mi>
          <math:mo math:stretchy="false">)</math:mo>
        </math:mrow>
        <math:mo math:stretchy="false">=</math:mo>
        <math:mn>0.02</math:mn>
      </math:mrow>
    </math:mrow>
    <math:annotation math:encoding="StarMath 5.0">P(planet) = 0.02</math:annotation>
  </math:semantics>
</math:math>
</file>

<file path=Object 8/content.xml><?xml version="1.0" encoding="utf-8"?>
<!DOCTYPE math  PUBLIC '-//OpenOffice.org//DTD Modified W3C MathML 1.01//EN'  'math.dtd'>
<math:math xmlns:math="http://www.w3.org/1998/Math/MathML">
  <math:semantics>
    <math:mrow>
      <math:mi>P</math:mi>
      <math:mrow>
        <math:mrow>
          <math:mo math:stretchy="false">(</math:mo>
          <math:mrow>
            <math:mo math:stretchy="false">¬</math:mo>
            <math:mi math:fontstyle="italic">planet</math:mi>
          </math:mrow>
          <math:mo math:stretchy="false">)</math:mo>
        </math:mrow>
        <math:mo math:stretchy="false">=</math:mo>
        <math:mn>0.98</math:mn>
      </math:mrow>
    </math:mrow>
    <math:annotation math:encoding="StarMath 5.0">P(neg planet) = 0.98</math:annotation>
  </math:semantics>
</math:math>
</file>

<file path=Object 9/content.xml><?xml version="1.0" encoding="utf-8"?>
<!DOCTYPE math  PUBLIC '-//OpenOffice.org//DTD Modified W3C MathML 1.01//EN'  'math.dtd'>
<math:math xmlns:math="http://www.w3.org/1998/Math/MathML">
  <math:semantics>
    <math:mrow>
      <math:mi>P</math:mi>
      <math:mrow>
        <math:mrow>
          <math:mo math:stretchy="false">(</math:mo>
          <math:mrow>
            <math:mi math:fontstyle="italic">wobble</math:mi>
            <math:mo math:stretchy="false">∣</math:mo>
            <math:mi math:fontstyle="italic">planet</math:mi>
          </math:mrow>
          <math:mo math:stretchy="false">)</math:mo>
        </math:mrow>
        <math:mo math:stretchy="false">=</math:mo>
        <math:mn>0.75</math:mn>
      </math:mrow>
    </math:mrow>
    <math:annotation math:encoding="StarMath 5.0">P(wobble divides planet) = 0.75</math:annotation>
  </math:semantics>
</math:math>
</file>